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d9b49" officeooo:paragraph-rsid="000fc144" style:font-size-asian="11pt" style:font-size-complex="11pt"/>
    </style:style>
    <style:style style:name="T1" style:family="text">
      <style:text-properties officeooo:rsid="000e1e93"/>
    </style:style>
    <style:style style:name="T2" style:family="text">
      <style:text-properties officeooo:rsid="00114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matplotlib.pyplot as plt<text:line-break/><text:line-break/>def jouleThomson(T,V_1,V_2,V_3,V_4,V_5,V_6,V_7,V_8,V_9,V_10,V_11):<text:line-break/> <text:s/>gas=raw_input("Choose your gas")<text:line-break/> <text:s/>plt.plot([100,90,80,70.,60,50,40,30,20,10,0], [V_1,V_2,V_3,V_4,V_5,V_6,V_7,V_8,V_9,V_10,V_11])<text:line-break/> <text:s/>plt.xlabel('P (kPa))')<text:line-break/> <text:s/>plt.ylabel('ΔT (K)')<text:line-break/> <text:s/>plt.title('The grapf of ΔT with respect to P')<text:line-break/> <text:s text:c="2"/>mu_calculated=np.polyfit(x, y, 1)<text:line-break/> <text:s/>plt.show()<text:line-break/> print "the calculated Joule-Thomson coefficient is %f." %mu_calculated<text:line-break/> if gas==CO2:<text:line-break/> <text:s text:c="2"/>a=3.60<text:line-break/> <text:s text:c="2"/>b=42.70<text:line-break/> <text:s text:c="2"/>cp=366.10<text:line-break/> <text:s text:c="2"/>R=8.3145<text:line-break/> <text:s text:c="2"/>mu_real=<text:span text:style-name="T2">7.16*(10**-6)</text:span><text:line-break/> <text:s text:c="2"/>mu_error=abs(mu_real-mu_calculated)*100.0/mu_real<text:line-break/> <text:s text:c="4"/>print "The error percentage of the Joule-Thomson coefficient for Carbon dioxide is %f." %mu_error<text:line-break/> <text:s/><text:line-break/><text:line-break/> elif gas==N2:<text:line-break/> <text:s text:c="2"/>a=1.40<text:line-break/> <text:s text:c="2"/>b=39.10<text:line-break/> <text:s text:c="2"/>cp=288.90<text:line-break/> <text:s text:c="2"/>R=8.3145<text:line-break/> <text:s text:c="2"/>mu_real=<text:span text:style-name="T2">3.75*(10**-6)</text:span><text:line-break/> <text:s text:c="2"/>mu_error=abs(mu_real-mu_calculated)*100.0/mu_real<text:line-break/> <text:s text:c="4"/>print "The error percentage of the Joule-Thomson coefficient for Nitrogen is %f." %mu_error<text:line-break/> <text:s/><text:line-break/> <text:line-break/> else:<text:line-break/> <text:s/>print "invalid gas"<text:line-break/> <text:line-break/> return mu_calculated,<text:span text:style-name="T1">mu_err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1:26:54.155000000</meta:creation-date>
    <dc:date>2017-04-28T23:23:22.128000000</dc:date>
    <meta:editing-duration>P2DT23H5M26S</meta:editing-duration>
    <meta:editing-cycles>5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" meta:word-count="84" meta:character-count="998" meta:non-whitespace-character-count="835"/>
  </office:meta>
</office:document-meta>
</file>